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0.05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9.40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3.124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حسین آج ہے تنہا، حبیب آجاؤ</text:span><text:span text:style-name="T1"><text:line-break/></text:span><text:span text:style-name="T1">كڑا ہے وقت خداىا حبیب آجاؤ</text:span></text:p>
              </table:table-cell>
              <table:table-cell table:style-name="ce2"/>
              <table:table-cell table:style-name="ce3">
                <text:p text:style-name="P2"><text:span text:style-name="T2">Hussain aaj hai tanha, Habib aajao</text:span><text:span text:style-name="T2"><text:line-break/></text:span><text:span text:style-name="T2">Kara hai waqt khudaya Habib aajao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یہ کربلا ہے یہاں دوست کی ضرورت ہے</text:span><text:span text:style-name="T3"><text:line-break/></text:span><text:span text:style-name="T3">یہاں تو مجھ سے بھی پہلے تیری شہادت ہے</text:span><text:span text:style-name="T3"><text:line-break/></text:span><text:span text:style-name="T3">نہیں ہے کوئی ہمارا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Ye Karbala hai yahan dost ki zarurat hai</text:span><text:span text:style-name="T2"><text:line-break/></text:span><text:span text:style-name="T2">Yahan to mujh se bhi pehle teri shahadat hai</text:span><text:span text:style-name="T2"><text:line-break/></text:span><text:span text:style-name="T2">Nahin hai koi humar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میری نگاہ میں اب کربلا کا مقتل ہے</text:span><text:span text:style-name="T3"><text:line-break/></text:span><text:span text:style-name="T3">حسینی باندھ کی فہرست نا مکمل ہے</text:span><text:span text:style-name="T3"><text:line-break/></text:span><text:span text:style-name="T3">ہے ساتھ اب میرا کنبہ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i nigah mein ab Karbala ka maqtal hai</text:span><text:span text:style-name="T2"><text:line-break/></text:span><text:span text:style-name="T2">Hussaini baandh ki fehrist na mukammal hai</text:span><text:span text:style-name="T2"><text:line-break/></text:span><text:span text:style-name="T2">Hai saath ab mera kunb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تمہیں حسین کے حق میں جہاد کرنا ہے</text:span><text:span text:style-name="T3"><text:line-break/></text:span><text:span text:style-name="T3">کیا تھا وعدہ جو بچپن میں یاد کرنا ہے</text:span><text:span text:style-name="T3"><text:line-break/></text:span><text:span text:style-name="T3">یہی ہے فرض تمہارا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Tumhe Hussain ke haq mein jihaad karna hai</text:span><text:span text:style-name="T2"><text:line-break/></text:span><text:span text:style-name="T2">Kiya tha waada jo bachpan mein yaad karna hai</text:span><text:span text:style-name="T2"><text:line-break/></text:span><text:span text:style-name="T2">Yehi hai farz tumhar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وطن سے دور ہوں مجھ پر ہوئے ہیں ہائے غضب</text:span><text:span text:style-name="T3"><text:line-break/></text:span><text:span text:style-name="T3">میں حج کو عمرہ میں تبدیل کر چکا ہوں اب</text:span><text:span text:style-name="T3"><text:line-break/></text:span><text:span text:style-name="T3">بدل گیا ہے زمانہ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Watan se door hoon mujh par hue hain haaye gazab</text:span><text:span text:style-name="T2"><text:line-break/></text:span><text:span text:style-name="T2">Main Hajj ko Umrah mein tabdeel kar chuka hoon ab</text:span><text:span text:style-name="T2"><text:line-break/></text:span><text:span text:style-name="T2">Badal gaya hai zaman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محب حسین نے حسرت سے چار سُو دیکھا</text:span><text:span text:style-name="T3"><text:line-break/></text:span><text:span text:style-name="T3">زمینِ کرب و بلا کو لہو لہو دیکھا</text:span><text:span text:style-name="T3"><text:line-break/></text:span><text:span text:style-name="T3">لکھا یہ آخری فطرہ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Muhib Hussain ne hasrat se chaar soo dekha</text:span><text:span text:style-name="T2"><text:line-break/></text:span><text:span text:style-name="T2">Zameen e Karbobala ko lahu lahu dekha</text:span><text:span text:style-name="T2"><text:line-break/></text:span><text:span text:style-name="T2">Likha ye aakhri fitr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3.12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1:32:52.511001800</dc:date>
    <meta:editing-duration>PT1H24M34S</meta:editing-duration>
    <meta:editing-cycles>23</meta:editing-cycles>
    <meta:generator>LibreOffice/25.2.4.3$Windows_X86_64 LibreOffice_project/33e196637044ead23f5c3226cde09b47731f7e27</meta:generator>
    <meta:document-statistic meta:object-count="1"/>
  </office:meta>
</office:document-meta>
</file>